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 fo:border="0.06pt solid #000000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dcff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Qty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3" office:value-type="string" calcext:value-type="string">
            <text:p>Parts Bag #2</text:p>
          </table:table-cell>
          <table:table-cell table:number-columns-repeated="1023"/>
        </table:table-row>
        <table:table-row table:style-name="ro1">
          <table:table-cell office:value-type="float" office:value="68309" calcext:value-type="float">
            <text:p>683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iversal Joint</text:p>
          </table:table-cell>
          <table:table-cell table:number-columns-repeated="1021"/>
        </table:table-row>
        <table:table-row table:style-name="ro1">
          <table:table-cell office:value-type="float" office:value="68326" calcext:value-type="float">
            <text:p>683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apskate Carriage Bearing Spacer</text:p>
          </table:table-cell>
          <table:table-cell table:number-columns-repeated="1021"/>
        </table:table-row>
        <table:table-row table:style-name="ro1">
          <table:table-cell office:value-type="float" office:value="68340" calcext:value-type="float">
            <text:p>683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apskate Idler Bearing Spacer</text:p>
          </table:table-cell>
          <table:table-cell table:number-columns-repeated="1021"/>
        </table:table-row>
        <table:table-row table:style-name="ro1">
          <table:table-cell office:value-type="float" office:value="68334" calcext:value-type="float">
            <text:p>68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t End Platform Spacer (Aluminum)</text:p>
          </table:table-cell>
          <table:table-cell table:number-columns-repeated="1021"/>
        </table:table-row>
        <table:table-row table:style-name="ro1">
          <table:table-cell office:value-type="float" office:value="63825" calcext:value-type="float">
            <text:p>638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-Joint Axles</text:p>
          </table:table-cell>
          <table:table-cell table:number-columns-repeated="1021"/>
        </table:table-row>
        <table:table-row table:style-name="ro2">
          <table:table-cell office:value-type="float" office:value="68315" calcext:value-type="float">
            <text:p>68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apskate Eccentric Carriage Tension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Buckle</meta:initial-creator>
    <meta:creation-date>2013-08-15T14:37:54.570000000</meta:creation-date>
    <dc:date>2013-08-15T14:38:17.978000000</dc:date>
    <dc:creator>Gene Buckle</dc:creator>
    <meta:editing-duration>P0D</meta:editing-duration>
    <meta:editing-cycles>1</meta:editing-cycles>
    <meta:document-statistic meta:table-count="1" meta:cell-count="22" meta:object-count="0"/>
    <meta:generator>LibreOffice/4.1.0.4$Windows_x86 LibreOffice_project/89ea49ddacd9aa532507cbf852f2bb22b1ace28</meta:generator>
  </office:meta>
</office:document-meta>
</file>